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 AND HIS FATHER (2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 AND HIS FATHER (2:1-1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reminder (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requests (2:5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requests (2:5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Execute Joab and Shimei for their past crime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how kindness to the sons of Barzillai for their past faithfulnes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OLOMON AND HIS FATHER (2:1-11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reminder (2:1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requests (2:5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resting place (2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1 Kings 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OLOMON AND HIS FATHER (2:1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SOLOMON AND HIS FOES (2:13-4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SOLOMON AND HIS FOES (2:13-46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Adonijah (2:13-25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onijah (2:13-2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tition (2:13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vocation (2:19-2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SOLOMON AND HIS FOES (2:13-46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Adonijah (2:13-2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iathar (2:26-2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ab (2:28-3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himei (2:36-46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himei (2:36-46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is disobedience (2:36-4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is death (2:41-4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SOLOMON AND HIS FOES (2:13-46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Adonijah (2:13-2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biathar (2:26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ab (2:28-3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himei (2:36-4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1 Kings 2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OLOMON AND HIS FATHER (2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OLOMON AND HIS FOES (2:13-4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 </dc:title>
    <meta:initial-creator>David STRICKLAND</meta:initial-creator>
    <dc:creator>David STRICKLAND</dc:creator>
    <meta:creation-date>2020-02-22T17:27:09Z</meta:creation-date>
    <dc:date>2020-02-22T17:27:09Z</dc:date>
    <meta:template xlink:href="BibleStudy" xlink:type="simple"/>
    <meta:editing-cycles>1</meta:editing-cycles>
    <meta:editing-duration>PT0S</meta:editing-duration>
    <meta:document-statistic meta:paragraph-count="36" meta:word-count="218"/>
  </office:meta>
</office:document-meta>
</file>